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7" draw:id="id7" draw:layer="layout" svg:width="4.4cm" svg:height="1.8cm" svg:x="4cm" svg:y="14.8cm">
          <text:p text:style-name="P1"><text:span text:style-name="T1">UART Interrupt</text:span></text:p>
          <text:p text:style-name="P1"><text:span text:style-name="T1">Empfangsfunk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4cm" svg:height="1.8cm" svg:x="9.8cm" svg:y="14.8cm">
          <text:p text:style-name="P1"><text:span text:style-name="T1">State Machine Deko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4cm" svg:height="1.8cm" svg:x="15.4cm" svg:y="8cm">
          <text:p text:style-name="P1"><text:span text:style-name="T1">Render</text:span></text:p>
          <text:p text:style-name="P1"><text:span text:style-name="T1"/></text:p>
          <text:p text:style-name="P1"><text:span text:style-name="T1">Lese aus PixelArray</text:span></text:p>
          <text:p text:style-name="P1"><text:span text:style-name="T1">und zeich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cm" svg:height="1.8cm" svg:x="9.8cm" svg:y="8cm">
          <text:p text:style-name="P1"><text:span text:style-name="T1">TimerA Interru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4cm" svg:height="1.8cm" svg:x="4cm" svg:y="8cm">
          <text:p text:style-name="P1"><text:span text:style-name="T1">Initialisier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4cm" svg:height="1.8cm" svg:x="15.4cm" svg:y="14.8cm">
          <text:p text:style-name="P1"><text:span text:style-name="T1">Zeichnungsfunktionen</text:span></text:p>
          <text:p text:style-name="P1"><text:span text:style-name="T1"/></text:p>
          <text:p text:style-name="P1"><text:span text:style-name="T1">Zeichne in PixelArra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2.2cm" svg:x="16cm" svg:y="11.2cm">
          <text:p text:style-name="P1"><text:span text:style-name="T1">PixelArray</text:span></text:p>
          <text:p text:style-name="P1"><text:span text:style-name="T1">Speic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0.4cm" svg:height="0.4cm" svg:x="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.2cm" svg:y1="6.2cm" svg:x2="6.2cm" svg:y2="8cm" draw:start-shape="id1" draw:start-glue-point="8" draw:end-shape="id2" draw:end-glue-point="0" svg:d="m6200 6200v1800" svg:viewBox="0 0 1 1801">
          <text:p/>
        </draw:connector>
        <draw:connector draw:style-name="gr4" draw:text-style-name="P1" draw:layer="layout" svg:x1="6.2cm" svg:y1="9.8cm" svg:x2="6.2cm" svg:y2="11cm" draw:start-shape="id2" draw:start-glue-point="2" svg:d="m6200 9800v1200" svg:viewBox="0 0 1 1201">
          <text:p/>
        </draw:connector>
        <draw:connector draw:style-name="gr4" draw:text-style-name="P1" draw:layer="layout" svg:x1="14.2cm" svg:y1="8.9cm" svg:x2="15.4cm" svg:y2="8.9cm" draw:start-shape="id3" draw:start-glue-point="1" draw:end-shape="id4" draw:end-glue-point="3" svg:d="m14200 8900h1200" svg:viewBox="0 0 1201 1">
          <text:p/>
        </draw:connector>
        <draw:connector draw:style-name="gr4" draw:text-style-name="P1" draw:layer="layout" svg:x1="14.2cm" svg:y1="15.7cm" svg:x2="15.4cm" svg:y2="15.7cm" draw:start-shape="id5" draw:start-glue-point="1" draw:end-shape="id6" draw:end-glue-point="3" svg:d="m14200 15700h1200" svg:viewBox="0 0 1201 1">
          <text:p/>
        </draw:connector>
        <draw:frame draw:style-name="gr5" draw:text-style-name="P3" draw:layer="layout" svg:width="3cm" svg:height="0.64cm" svg:x="17.8cm" svg:y="13.96cm">
          <draw:text-box>
            <text:p><text:span text:style-name="T1">Schreiben</text:span></text:p>
          </draw:text-box>
        </draw:frame>
        <draw:custom-shape draw:style-name="gr6" draw:text-style-name="P1" draw:layer="layout" svg:width="1.2cm" svg:height="1.4cm" svg:x="16.8cm" svg:y="9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3cm" svg:height="0.64cm" svg:x="17.8cm" svg:y="10.36cm">
          <draw:text-box>
            <text:p><text:span text:style-name="T1">Lesen</text:span></text:p>
          </draw:text-box>
        </draw:frame>
        <draw:custom-shape draw:style-name="gr1" draw:text-style-name="P2" draw:layer="layout" svg:width="4.4cm" svg:height="1.8cm" svg:x="4cm" svg:y="11cm">
          <text:p text:style-name="P1"><text:span text:style-name="T1">LMP3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1.4cm" svg:x="16.8cm" svg:y="13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" draw:text-style-name="P1" draw:layer="layout" svg:x1="8.4cm" svg:y1="15.7cm" svg:x2="9.8cm" svg:y2="15.7cm" draw:start-shape="id7" draw:start-glue-point="1" draw:end-shape="id5" draw:end-glue-point="3" svg:d="m8400 15700h1400" svg:viewBox="0 0 1401 1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10:55:16.97</meta:creation-date>
    <dc:date>2013-04-16T11:29:48.56</dc:date>
    <meta:editing-duration>PT11M15S</meta:editing-duration>
    <meta:editing-cycles>2</meta:editing-cycles>
    <meta:generator>LibreOffice/4.0.2.2$Windows_x86 LibreOffice_project/4c82dcdd6efcd48b1d8bba66bfe1989deee49c3</meta:generator>
    <meta:document-statistic meta:object-count="41"/>
  </office:meta>
</office:document-meta>
</file>